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margin-top="0.1in" fo:margin-bottom="0in" style:contextual-spacing="false" fo:orphans="2" fo:widows="2" fo:text-indent="0in" style:auto-text-indent="false"/>
      <style:text-properties fo:font-style="normal" officeooo:rsid="03d222c0" officeooo:paragraph-rsid="00028415" style:font-style-asian="normal" style:font-style-complex="normal"/>
    </style:style>
    <style:style style:name="P2" style:family="paragraph" style:parent-style-name="Standard" style:list-style-name="">
      <style:paragraph-properties fo:margin-left="0in" fo:margin-right="0in" fo:margin-top="0.1in" fo:margin-bottom="0in" style:contextual-spacing="false" fo:orphans="2" fo:widows="2" fo:text-indent="0in" style:auto-text-indent="false"/>
      <style:text-properties fo:font-style="normal" officeooo:rsid="03d222c0" officeooo:paragraph-rsid="00033cb6" style:font-style-asian="normal" style:font-style-complex="normal"/>
    </style:style>
    <style:style style:name="P3" style:family="paragraph" style:parent-style-name="Standard" style:list-style-name="">
      <style:paragraph-properties fo:margin-left="0in" fo:margin-right="0in" fo:margin-top="0.1in" fo:margin-bottom="0in" style:contextual-spacing="false" fo:orphans="2" fo:widows="2" fo:text-indent="0in" style:auto-text-indent="false"/>
      <style:text-properties fo:font-style="normal" officeooo:rsid="03d16dcc" officeooo:paragraph-rsid="00028415" style:font-style-asian="normal" style:font-style-complex="normal"/>
    </style:style>
    <style:style style:name="P4" style:family="paragraph" style:parent-style-name="Standard" style:list-style-name="">
      <style:paragraph-properties fo:margin-left="0in" fo:margin-right="0in" fo:margin-top="0.1in" fo:margin-bottom="0in" style:contextual-spacing="false" fo:orphans="2" fo:widows="2" fo:text-indent="0in" style:auto-text-indent="false"/>
      <style:text-properties fo:font-size="14pt" fo:font-style="normal" fo:font-weight="bold" officeooo:rsid="03e1daad" officeooo:paragraph-rsid="00028415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">
      <style:paragraph-properties fo:margin-left="0in" fo:margin-right="0in" fo:margin-top="0.1in" fo:margin-bottom="0in" style:contextual-spacing="false" fo:orphans="2" fo:widows="2" fo:text-indent="0in" style:auto-text-indent="false"/>
      <style:text-properties fo:font-size="14pt" fo:font-style="normal" fo:font-weight="bold" officeooo:rsid="03d222c0" officeooo:paragraph-rsid="0002841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3f67d04"/>
    </style:style>
    <style:style style:name="T2" style:family="text">
      <style:text-properties officeooo:rsid="03d3bde4"/>
    </style:style>
    <style:style style:name="T3" style:family="text">
      <style:text-properties officeooo:rsid="03e1daad"/>
    </style:style>
    <style:style style:name="T4" style:family="text">
      <style:text-properties officeooo:rsid="04141db1"/>
    </style:style>
    <style:style style:name="T5" style:family="text">
      <style:text-properties officeooo:rsid="03d54ae0"/>
    </style:style>
    <style:style style:name="T6" style:family="text">
      <style:text-properties officeooo:rsid="03d59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1">Agreement with Personalities</text:span></text:h>
      <text:h text:style-name="P5" text:outline-level="3"/>
      <text:h text:style-name="P1" text:outline-level="3">I understand that <text:span text:style-name="T2">Lisa Schaefer (the Producer)</text:span> <text:span text:style-name="T3">i</text:span>s <text:span text:style-name="T2">filming</text:span> a <text:span text:style-name="T3">movie</text:span> <text:span text:style-name="T3">and </text:span>writ<text:span text:style-name="T3">ing a book</text:span> (the Work<text:span text:style-name="T3">s</text:span>), tentatively titled <text:span text:style-name="T2">Lisa's 80s Catholic High School Movie</text:span>, which will be p<text:span text:style-name="T3">roduced and published by RoleModel Enterprises, LLC (the Production Company)</text:span>. </text:h>
      <text:h text:style-name="P1" text:outline-level="3">I <text:span text:style-name="T4">give permission</text:span> (a) to <text:span text:style-name="T2">allow my name and stories about our past (the Story) to be depicted in the Works</text:span>. </text:h>
      <text:h text:style-name="P1" text:outline-level="3">I hereby grant to the <text:span text:style-name="T2">Producer</text:span> <text:span text:style-name="T2">and the Production Company</text:span>, and to the licensees, successors, and assigns of each: </text:h>
      <text:h text:style-name="P1" text:outline-level="3">1. The right to quote, paraphrase, reproduce, <text:span text:style-name="T5">film/digitally depict,</text:span> publish, distribute, or otherwise use all or any portion of the <text:span text:style-name="T5">Story</text:span> in the Work<text:span text:style-name="T3">s</text:span>, and in advertising and related promotion of the Work, in all forms and in all media throughout the world and in perpetuity.</text:h>
      <text:h text:style-name="P1" text:outline-level="3">2. The right to use my name and biographical data in connection with any use of the <text:span text:style-name="T5">Story</text:span>, including as described above.</text:h>
      <text:h text:style-name="P1" text:outline-level="3">I hereby waive any right I may have to inspect or approve the use of my name <text:span text:style-name="T6">or</text:span> biographical data, as incorporated in the Work, and acknowledge that I have no copyright or other rights in the Work. </text:h>
      <text:h text:style-name="P1" text:outline-level="3">I hereby release and discharge the Pr<text:span text:style-name="T6">oduction Company</text:span>, the <text:span text:style-name="T6">Produce</text:span>r, and the licensees, successors, and assigns of each, from any and all claims, demands, or causes of action that I may have against them regarding any use of the <text:span text:style-name="T6">Story</text:span> or regarding anything contained in the Work<text:span text:style-name="T3">s</text:span> or in related advertising or promotional materials, including (but not limited to) any claims based on the right to privacy, the right to publicity, copyright, libel, defamation, or any other right. </text:h>
      <text:h text:style-name="P2" text:outline-level="3"/>
      <text:h text:style-name="P2" text:outline-level="3">Agreed and confirmed: Signature: __________________________________ Date: ________________ </text:h>
      <text:h text:style-name="P2" text:outline-level="3"/>
      <text:h text:style-name="P2" text:outline-level="3">Name (print):_______________________________________</text:h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1:40:29.899918606</meta:creation-date>
    <dc:date>2017-02-28T11:43:01.002870432</dc:date>
    <meta:editing-duration>PT5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274" meta:character-count="1714" meta:non-whitespace-character-count="1444"/>
  </office:meta>
</office:document-meta>
</file>